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8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4012in" svg:height="2.4756in" svg:x="3.7472in" svg:y="0in">
            <draw:object draw:notify-on-update-of-ranges="Sheet1.A1:Sheet1.A1 Sheet1.B2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Speedup" draw:style-name="gr1" draw:text-style-name="P1" svg:width="4.4035in" svg:height="2.4768in" svg:x="3.7488in" svg:y="2.5213in">
            <draw:object draw:notify-on-update-of-ranges="Sheet1.A1:Sheet1.A1 Sheet1.A2:Sheet1.A25 Sheet1.C1:Sheet1.C1 Sheet1.C2:Sheet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OMP_NUM_THREAD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9451" calcext:value-type="float">
            <text:p>0.339451</text:p>
          </table:table-cell>
          <table:table-cell table:formula="of:=0.339451/[.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5703" calcext:value-type="float">
            <text:p>0.315703</text:p>
          </table:table-cell>
          <table:table-cell table:formula="of:=0.339451/[.B3]" office:value-type="float" office:value="1.07522259845488" calcext:value-type="float">
            <text:p>1.075222598454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0876" calcext:value-type="float">
            <text:p>0.170876</text:p>
          </table:table-cell>
          <table:table-cell table:formula="of:=0.339451/[.B4]" office:value-type="float" office:value="1.98653409489923" calcext:value-type="float">
            <text:p>1.986534094899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0833" calcext:value-type="float">
            <text:p>0.170833</text:p>
          </table:table-cell>
          <table:table-cell table:formula="of:=0.339451/[.B5]" office:value-type="float" office:value="1.98703412104219" calcext:value-type="float">
            <text:p>1.987034121042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0498" calcext:value-type="float">
            <text:p>0.150498</text:p>
          </table:table-cell>
          <table:table-cell table:formula="of:=0.339451/[.B6]" office:value-type="float" office:value="2.25551834575875" calcext:value-type="float">
            <text:p>2.25551834575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9997" calcext:value-type="float">
            <text:p>0.149997</text:p>
          </table:table-cell>
          <table:table-cell table:formula="of:=0.339451/[.B7]" office:value-type="float" office:value="2.26305192770522" calcext:value-type="float">
            <text:p>2.263051927705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4564" calcext:value-type="float">
            <text:p>0.094564</text:p>
          </table:table-cell>
          <table:table-cell table:formula="of:=0.339451/[.B8]" office:value-type="float" office:value="3.5896429931052" calcext:value-type="float">
            <text:p>3.5896429931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4557" calcext:value-type="float">
            <text:p>0.094557</text:p>
          </table:table-cell>
          <table:table-cell table:formula="of:=0.339451/[.B9]" office:value-type="float" office:value="3.58990873229904" calcext:value-type="float">
            <text:p>3.58990873229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5674" calcext:value-type="float">
            <text:p>0.095674</text:p>
          </table:table-cell>
          <table:table-cell table:formula="of:=0.339451/[.B10]" office:value-type="float" office:value="3.54799632083952" calcext:value-type="float">
            <text:p>3.547996320839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4918" calcext:value-type="float">
            <text:p>0.094918</text:p>
          </table:table-cell>
          <table:table-cell table:formula="of:=0.339451/[.B11]" office:value-type="float" office:value="3.57625529404328" calcext:value-type="float">
            <text:p>3.576255294043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5836" calcext:value-type="float">
            <text:p>0.095836</text:p>
          </table:table-cell>
          <table:table-cell table:formula="of:=0.339451/[.B12]" office:value-type="float" office:value="3.54199883133687" calcext:value-type="float">
            <text:p>3.541998831336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4824" calcext:value-type="float">
            <text:p>0.094824</text:p>
          </table:table-cell>
          <table:table-cell table:formula="of:=0.339451/[.B13]" office:value-type="float" office:value="3.57980047245423" calcext:value-type="float">
            <text:p>3.579800472454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5187" calcext:value-type="float">
            <text:p>0.095187</text:p>
          </table:table-cell>
          <table:table-cell table:formula="of:=0.339451/[.B14]" office:value-type="float" office:value="3.56614873879837" calcext:value-type="float">
            <text:p>3.566148738798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94729" calcext:value-type="float">
            <text:p>0.094729</text:p>
          </table:table-cell>
          <table:table-cell table:formula="of:=0.339451/[.B15]" office:value-type="float" office:value="3.58339051399255" calcext:value-type="float">
            <text:p>3.583390513992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4999" calcext:value-type="float">
            <text:p>0.094999</text:p>
          </table:table-cell>
          <table:table-cell table:formula="of:=0.339451/[.B16]" office:value-type="float" office:value="3.57320603374772" calcext:value-type="float">
            <text:p>3.573206033747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4713" calcext:value-type="float">
            <text:p>0.094713</text:p>
          </table:table-cell>
          <table:table-cell table:formula="of:=0.339451/[.B17]" office:value-type="float" office:value="3.58399586118062" calcext:value-type="float">
            <text:p>3.583995861180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5658" calcext:value-type="float">
            <text:p>0.095658</text:p>
          </table:table-cell>
          <table:table-cell table:formula="of:=0.339451/[.B18]" office:value-type="float" office:value="3.54858976771415" calcext:value-type="float">
            <text:p>3.548589767714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95175" calcext:value-type="float">
            <text:p>0.095175</text:p>
          </table:table-cell>
          <table:table-cell table:formula="of:=0.339451/[.B19]" office:value-type="float" office:value="3.56659837142107" calcext:value-type="float">
            <text:p>3.56659837142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94577" calcext:value-type="float">
            <text:p>0.094577</text:p>
          </table:table-cell>
          <table:table-cell table:formula="of:=0.339451/[.B20]" office:value-type="float" office:value="3.58914958182222" calcext:value-type="float">
            <text:p>3.589149581822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94618" calcext:value-type="float">
            <text:p>0.094618</text:p>
          </table:table-cell>
          <table:table-cell table:formula="of:=0.339451/[.B21]" office:value-type="float" office:value="3.58759432666089" calcext:value-type="float">
            <text:p>3.587594326660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95282" calcext:value-type="float">
            <text:p>0.095282</text:p>
          </table:table-cell>
          <table:table-cell table:formula="of:=0.339451/[.B22]" office:value-type="float" office:value="3.56259314456036" calcext:value-type="float">
            <text:p>3.562593144560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95092" calcext:value-type="float">
            <text:p>0.095092</text:p>
          </table:table-cell>
          <table:table-cell table:formula="of:=0.339451/[.B23]" office:value-type="float" office:value="3.56971143734489" calcext:value-type="float">
            <text:p>3.569711437344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94529" calcext:value-type="float">
            <text:p>0.094529</text:p>
          </table:table-cell>
          <table:table-cell table:formula="of:=0.339451/[.B24]" office:value-type="float" office:value="3.59097208264131" calcext:value-type="float">
            <text:p>3.590972082641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4342" calcext:value-type="float">
            <text:p>0.094342</text:p>
          </table:table-cell>
          <table:table-cell table:formula="of:=0.339451/[.B25]" office:value-type="float" office:value="3.59808992813381" calcext:value-type="float">
            <text:p>3.59808992813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4:55:45.879658169</meta:creation-date>
    <dc:date>2025-04-09T15:12:47.407392257</dc:date>
    <meta:editing-duration>PT6M44S</meta:editing-duration>
    <meta:editing-cycles>1</meta:editing-cycles>
    <meta:document-statistic meta:table-count="1" meta:cell-count="75" meta:object-count="2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8cm" svg:height="6.289cm" xlink:href=".." xlink:type="simple" chart:class="chart:line" chart:style-name="ch1">
        <chart:title svg:x="4.898cm" svg:y="0.261cm" chart:style-name="ch2">
          <text:p>Durée</text:p>
        </chart:title>
        <chart:plot-area chart:style-name="ch3" table:cell-range-address="Sheet1.A1:Sheet1.A1 Sheet1.B2:Sheet1.B25" chart:data-source-has-labels="row" svg:x="1.234cm" svg:y="1.165cm" svg:width="9.723cm" svg:height="4.018cm">
          <chart:coordinate-region svg:x="1.961cm" svg:y="1.365cm" svg:width="8.996cm" svg:height="3.026cm"/>
          <chart:axis chart:dimension="x" chart:name="primary-x" chart:style-name="ch4">
            <chart:title svg:x="4.49cm" svg:y="5.308cm" chart:style-name="ch5">
              <text:p>OMP_NUM_THREAD</text:p>
            </chart:title>
          </chart:axis>
          <chart:axis chart:dimension="y" chart:name="primary-y" chart:style-name="ch6">
            <chart:title svg:x="0.451cm" svg:y="3.893cm" chart:style-name="ch7">
              <text:p>Durée (s)</text:p>
            </chart:title>
            <chart:grid chart:style-name="ch8" chart:class="major"/>
          </chart:axis>
          <chart:series chart:style-name="ch9" chart:values-cell-range-address="Sheet1.B2:Sheet1.B25" chart:label-cell-address="Sheet1.A1:Sheet1.A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NUM_THREAD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9451">
                <text:p>0.339451</text:p>
                <draw:g>
                  <svg:desc>Sheet1.B2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5703">
                <text:p>0.315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0876">
                <text:p>0.170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0833">
                <text:p>0.170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0498">
                <text:p>0.150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9997">
                <text:p>0.14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4564">
                <text:p>0.094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4557">
                <text:p>0.0945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5674">
                <text:p>0.095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4918">
                <text:p>0.0949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5836">
                <text:p>0.095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4824">
                <text:p>0.0948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5187">
                <text:p>0.0951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4729">
                <text:p>0.0947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4999">
                <text:p>0.094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4713">
                <text:p>0.094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5658">
                <text:p>0.095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5175">
                <text:p>0.095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4577">
                <text:p>0.094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4618">
                <text:p>0.0946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5282">
                <text:p>0.0952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5092">
                <text:p>0.095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4529">
                <text:p>0.0945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342">
                <text:p>0.094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86cm" svg:height="6.292cm" xlink:href=".." xlink:type="simple" chart:class="chart:scatter" chart:style-name="ch1">
        <chart:title svg:x="4.61cm" svg:y="0.261cm" chart:style-name="ch2">
          <text:p>Speedup</text:p>
        </chart:title>
        <chart:plot-area chart:style-name="ch3" table:cell-range-address="Sheet1.A1:Sheet1.A25 Sheet1.C1:Sheet1.C25" chart:data-source-has-labels="row" svg:x="1.234cm" svg:y="1.165cm" svg:width="9.729cm" svg:height="4.021cm">
          <chart:coordinate-region svg:x="1.67cm" svg:y="1.364cm" svg:width="9.293cm" svg:height="3.175cm"/>
          <chart:axis chart:dimension="x" chart:name="primary-x" chart:style-name="ch4">
            <chart:title svg:x="4.493cm" svg:y="5.311cm" chart:style-name="ch5">
              <text:p>OMP_NUM_THREAD</text:p>
            </chart:title>
          </chart:axis>
          <chart:axis chart:dimension="y" chart:name="primary-y" chart:style-name="ch6">
            <chart:title svg:x="0.451cm" svg:y="3.867cm" chart:style-name="ch7">
              <text:p>Speedup</text:p>
            </chart:title>
            <chart:grid chart:style-name="ch8" chart:class="major"/>
          </chart:axis>
          <chart:series chart:style-name="ch9" chart:values-cell-range-address="Sheet1.C2:Sheet1.C25" chart:label-cell-address="Sheet1.C1:Sheet1.C1" chart:class="chart:scatter">
            <chart:domain table:cell-range-address="Sheet1.A2:Sheet1.A25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5</svg:desc>
                </draw:g>
              </table:table-cell>
              <table:table-cell office:value-type="float" office:value="1">
                <text:p>1</text:p>
                <draw:g>
                  <svg:desc>Sheet1.C2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7522259845488">
                <text:p>1.075222598454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98653409489923">
                <text:p>1.98653409489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98703412104219">
                <text:p>1.98703412104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25551834575875">
                <text:p>2.25551834575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26305192770522">
                <text:p>2.26305192770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5896429931052">
                <text:p>3.5896429931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8990873229904">
                <text:p>3.58990873229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54799632083952">
                <text:p>3.54799632083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57625529404328">
                <text:p>3.576255294043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54199883133687">
                <text:p>3.541998831336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57980047245423">
                <text:p>3.579800472454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56614873879837">
                <text:p>3.56614873879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58339051399255">
                <text:p>3.58339051399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57320603374772">
                <text:p>3.57320603374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58399586118062">
                <text:p>3.58399586118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.54858976771415">
                <text:p>3.54858976771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.56659837142107">
                <text:p>3.56659837142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58914958182222">
                <text:p>3.5891495818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.58759432666089">
                <text:p>3.587594326660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.56259314456036">
                <text:p>3.562593144560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.56971143734489">
                <text:p>3.569711437344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.59097208264131">
                <text:p>3.590972082641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.59808992813381">
                <text:p>3.598089928133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